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4c52" officeooo:paragraph-rsid="00124c52"/>
    </style:style>
    <style:style style:name="P2" style:family="paragraph" style:parent-style-name="Standard">
      <style:text-properties officeooo:rsid="00124c52" officeooo:paragraph-rsid="0013edb9"/>
    </style:style>
    <style:style style:name="P3" style:family="paragraph" style:parent-style-name="Standard">
      <style:text-properties officeooo:rsid="0013c112" officeooo:paragraph-rsid="0013c112"/>
    </style:style>
    <style:style style:name="P4" style:family="paragraph" style:parent-style-name="Standard">
      <style:text-properties officeooo:rsid="0013c112" officeooo:paragraph-rsid="0013cfa6"/>
    </style:style>
    <style:style style:name="T1" style:family="text">
      <style:text-properties officeooo:rsid="0013c112"/>
    </style:style>
    <style:style style:name="T2" style:family="text">
      <style:text-properties officeooo:rsid="0013cfa6"/>
    </style:style>
    <style:style style:name="T3" style:family="text">
      <style:text-properties officeooo:rsid="0013dc7a"/>
    </style:style>
    <style:style style:name="T4" style:family="text">
      <style:text-properties officeooo:rsid="0013ed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cases</text:p>
      <text:p text:style-name="P1"/>
      <text:p text:style-name="P1"><text:span text:style-name="T1">1. </text:span>Unit tests: Tests on individual components</text:p>
      <text:p text:style-name="P1"/>
      <text:p text:style-name="P3"><text:tab/>a. Instantiate each object and verify that the object displays its correct information. If an object automatically adds information from a database, for the unit tests you may be required to provide the information manually. This test should be completed as an integration test.</text:p>
      <text:p text:style-name="P3"/>
      <text:p text:style-name="P3"><text:tab/><text:span text:style-name="T2">Object-specific unit tests (if there’s anything really special in an object)</text:span></text:p>
      <text:p text:style-name="P3"/>
      <text:p text:style-name="P4"><text:tab/><text:span text:style-name="T2">b. In User objects:</text:span></text:p>
      <text:p text:style-name="P4"><text:span text:style-name="T2"><text:tab/><text:tab/>i. Test that the Donate function properly calls the payment processor.</text:span></text:p>
      <text:p text:style-name="P1"><text:tab/><text:tab/><text:span text:style-name="T2">ii. Test that “browsing” (simplistic search) properly calls the search plugin as indicated.</text:span></text:p>
      <text:p text:style-name="P1"><text:tab/><text:tab/><text:span text:style-name="T2">iii. Test that searching properly calls the search plugin with the information provided.</text:span></text:p>
      <text:p text:style-name="P1"/>
      <text:p text:style-name="P1"><text:tab/><text:span text:style-name="T2">c. In all profiles, verify that the edit profile function works. Before the GUI is created, this should be simply verifying the getters and setters; after the GUI is created, this is an integration test.</text:span></text:p>
      <text:p text:style-name="P1"/>
      <text:p text:style-name="P1"><text:tab/><text:span text:style-name="T3">d. For animal types, just verify that our language’s version of instanceof returns the correct type of animal. (For the most part, the animals will not have their own variables, but instead will simply be identified by the type of object they are.)</text:span></text:p>
      <text:p text:style-name="P1"/>
      <text:p text:style-name="P1"><text:span text:style-name="T3">2. </text:span>Integration Tests: Tests between components</text:p>
      <text:p text:style-name="P1"><text:tab/><text:span text:style-name="T1">a. Repeat 1a as an integration test with the database dynamically supplying info.</text:span></text:p>
      <text:p text:style-name="P1"><text:tab/><text:span text:style-name="T2">b. Verify that the payment processor and search plugins return the correct information. (E.g. when called by a user)</text:span></text:p>
      <text:p text:style-name="P1"><text:tab/><text:span text:style-name="T2">c. Verify that the Database generates unique IDs for users, pets, and pet providers.</text:span></text:p>
      <text:p text:style-name="P1"><text:tab/><text:span text:style-name="T3">d. Re-verify 1c after the GUI is created, this time using the GUI functions to access the editing features.</text:span></text:p>
      <text:p text:style-name="P1"><text:tab/><text:span text:style-name="T3">e. Verify that the pages display as intended.</text:span></text:p>
      <text:p text:style-name="P1"><text:tab/><text:span text:style-name="T3">f. Verify that the payment system returns a receipt and information to be stored in the donation info for each pet provider.</text:span></text:p>
      <text:p text:style-name="P1"><text:tab/><text:span text:style-name="T3">g. Verify the user account creation functions.</text:span></text:p>
      <text:p text:style-name="P1"/>
      <text:p text:style-name="P1"><text:span text:style-name="T3">3. </text:span>Regression tests: tests to be completed after each substantial change to the system.</text:p>
      <text:p text:style-name="P1"><text:tab/><text:span text:style-name="T3">a. High priority: Re-verify 2b, 2e, 2f.</text:span></text:p>
      <text:p text:style-name="P1"><text:tab/><text:span text:style-name="T3">b. Moderate priority: Re-verify 2a, 2c, 2d, and 2g.</text:span></text:p>
      <text:p text:style-name="P1"><text:tab/><text:span text:style-name="T3">c. Low priority: Verify that the appearance of the site doesn’t change.</text:span></text:p>
      <text:p text:style-name="P1"/>
      <text:p text:style-name="P1"><text:tab/><text:span text:style-name="T4">Unit tests should be repeated on any class that is changed before integration tests involving that class are repeated.</text:span></text:p>
      <text:p text:style-name="P1"/>
      <text:p text:style-name="P1"><text:span text:style-name="T3">4. </text:span>System tests: Tests as-if end user</text:p>
      <text:p text:style-name="P1"><text:tab/><text:span text:style-name="T4">a. Browse and search for pets.</text:span></text:p>
      <text:p text:style-name="P1"><text:tab/><text:span text:style-name="T4">b. Donate to a provider.</text:span></text:p>
      <text:p text:style-name="P1"><text:tab/><text:span text:style-name="T4">c. Create a basic user profile and log in.</text:span></text:p>
      <text:p text:style-name="P1"><text:tab/><text:span text:style-name="T4">d. Adopt a pet.</text:span></text:p>
      <text:p text:style-name="P1"><text:tab/><text:span text:style-name="T4">e. View my pets.</text:span></text:p>
      <text:p text:style-name="P1"><text:tab/><text:span text:style-name="T4">f. Alter the pet’s profile, including the medical records (if application)</text:span></text:p>
      <text:p text:style-name="P1"><text:soft-page-break/><text:tab/><text:span text:style-name="T4">g. Alter my profile.</text:span></text:p>
      <text:p text:style-name="P1"><text:tab/><text:span text:style-name="T4">h. Donate.</text:span></text:p>
      <text:p text:style-name="P1"><text:tab/><text:span text:style-name="T4">i. Log out, then log in again, then delete my profile.</text:span></text:p>
      <text:p text:style-name="P1"><text:tab/><text:span text:style-name="T4">j. Create a GlobalAdmin.</text:span></text:p>
      <text:p text:style-name="P2"><text:tab/><text:span text:style-name="T4">k. Alter a user’s profile. Alter a PetProvider’s information.</text:span></text:p>
      <text:p text:style-name="P2"><text:span text:style-name="T4"><text:tab/>l. Delete a user’s profile. Delete a pet provider.</text:span></text:p>
      <text:p text:style-name="P2"><text:span text:style-name="T4"><text:tab/>m. Add a pet provider and assign admin status for that PetProvider to a user account.</text:span></text:p>
      <text:p text:style-name="P2"><text:tab/><text:span text:style-name="T4">n. Log in as admin for pet provider.</text:span></text:p>
      <text:p text:style-name="P2"><text:tab/><text:span text:style-name="T4">o. Perform administrative actions on the Pet Provider page, and re-test all the regular user actions (d—i).</text:span></text:p>
      <text:p text:style-name="P2"><text:tab/><text:span text:style-name="T4">p. Create a Vet account. Re-do the regular user actions.</text:span></text:p>
      <text:p text:style-name="P2"><text:tab/><text:span text:style-name="T4">q. Insert a pet’s medical records, then edit them.</text:span></text:p>
      <text:p text:style-name="P2"><text:tab/><text:span text:style-name="T4">r. View your patients, add a patient, delete a pat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Patton</meta:initial-creator>
    <meta:creation-date>2018-06-21T12:52:13.879471000</meta:creation-date>
    <dc:date>2018-06-21T15:42:21.949012000</dc:date>
    <dc:creator>Jon Patton</dc:creator>
    <meta:editing-duration>PT13M22S</meta:editing-duration>
    <meta:editing-cycles>3</meta:editing-cycles>
    <meta:generator>LibreOffice/5.2.7.2$MacOSX_X86_64 LibreOffice_project/2b7f1e640c46ceb28adf43ee075a6e8b8439ed10</meta:generator>
    <meta:document-statistic meta:table-count="0" meta:image-count="0" meta:object-count="0" meta:page-count="2" meta:paragraph-count="42" meta:word-count="508" meta:character-count="3029" meta:non-whitespace-character-count="2524"/>
  </office:meta>
</office:document-meta>
</file>